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2f6" officeooo:paragraph-rsid="001232f6"/>
    </style:style>
    <style:style style:name="P2" style:family="paragraph" style:parent-style-name="Standard">
      <style:text-properties officeooo:rsid="001232f6" officeooo:paragraph-rsid="00140eea"/>
    </style:style>
    <style:style style:name="P3" style:family="paragraph" style:parent-style-name="Standard">
      <style:text-properties fo:font-weight="bold" officeooo:rsid="001232f6" officeooo:paragraph-rsid="001232f6" style:font-weight-asian="bold" style:font-weight-complex="bold"/>
    </style:style>
    <style:style style:name="P4" style:family="paragraph" style:parent-style-name="Standard">
      <style:text-properties fo:font-size="16pt" fo:font-weight="bold" officeooo:rsid="001232f6" officeooo:paragraph-rsid="00140ee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0eea" officeooo:paragraph-rsid="00140ee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32f6" officeooo:paragraph-rsid="00140ee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232f6" officeooo:paragraph-rsid="00140eea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999999" loext:opacity="100%" fo:font-style="italic" officeooo:rsid="001232f6" officeooo:paragraph-rsid="001232f6" style:font-style-asian="italic" style:font-style-complex="italic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232f6" officeooo:paragraph-rsid="001232f6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1232f6"/>
    </style:style>
    <style:style style:name="P11" style:family="paragraph" style:parent-style-name="Table_20_Contents">
      <style:text-properties officeooo:rsid="00140eea" officeooo:paragraph-rsid="00140eea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0eea" officeooo:paragraph-rsid="00140eea" style:font-weight-asian="bold" style:font-weight-complex="bold"/>
    </style:style>
    <style:style style:name="T1" style:family="text">
      <style:text-properties officeooo:rsid="001232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0eea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40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uncionalidad</text:p>
      <text:p text:style-name="P6">“<text:span text:style-name="T5">A</text:span>gregar un nuevo radicado”</text:p>
      <text:p text:style-name="P1"/>
      <text:p text:style-name="P4"><text:span text:style-name="T5">PROCEDIMIENTO</text:span></text:p>
      <text:p text:style-name="P2">Se muestra una pantalla con un formulario para agregar los datos del nuevo radicado (ver: pantalla 1). </text:p>
      <text:p text:style-name="P1"/>
      <text:p text:style-name="P1">Tras completar el formulario, se pulsa el botón “Guardar…”.</text:p>
      <text:p text:style-name="P1"/>
      <text:p text:style-name="P1">Se carga una nueva pantalla para imprimir el número de radicado generado en los documentos presentados por quien inicia el trámite (ver: pantalla 2).</text:p>
      <text:p text:style-name="P1"/>
      <text:p text:style-name="P1">Una vez impresos, se pulsa el botón siguiente y se muestra otra pantalla para subir los documentos escaneados (ver: pantalla 3).</text:p>
      <text:p text:style-name="P1"/>
      <text:p text:style-name="P1"/>
      <text:p text:style-name="P5">RESTRICCIONES Y RENDIMIENTO</text:p>
      <text:p text:style-name="P1"/>
      <text:p text:style-name="P3"><text:span text:style-name="T4">PANTALLA 1</text:span>:</text:p>
      <text:p text:style-name="P1"/>
      <text:p text:style-name="P8">Yo: campo 1: tipo de radicado ¿qué se espera de ese campo?</text:p>
      <text:p text:style-name="P8">User: se espera que se cargue con todos los tipos de radicado existentes.</text:p>
      <text:p text:style-name="P8">Yo: ¿y cuáles son esos tipos de radicado?</text:p>
      <text:p text:style-name="P8">User: son los que están en el archivo tiposderadicado.csv</text:p>
      <text:p text:style-name="P1"/>
      <text:p text:style-name="P1"><text:span text:style-name="T2">Tipo de radicado: </text:span>select. Se carga de fuente externa tiposdereadicado.csv</text:p>
      <text:p text:style-name="P1"/>
      <text:p text:style-name="P8">Yo: ¿Y que hacemos si por cualquier motivo no se logran cargar esos tipos de radicado? ¿se puede avanzar con el trámite? ¿establezco un valor por defecto?</text:p>
      <text:p text:style-name="P8">User: sí, se puede seguir adelante y se puede poner trámite por defecto.</text:p>
      <text:p text:style-name="P9"/>
      <text:p text:style-name="P10"><text:span text:style-name="T1">Si no se pueden cargar los datos externos, establecer opción fija “Trámite por defecto”.</text:span></text:p>
      <text:p text:style-name="P1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Campo</text:p>
          </table:table-cell>
          <table:table-cell table:style-name="Table1.A1" office:value-type="string">
            <text:p text:style-name="P12">Restricciones</text:p>
          </table:table-cell>
          <table:table-cell table:style-name="Table1.A1" office:value-type="string">
            <text:p text:style-name="P12">Rendimiento</text:p>
          </table:table-cell>
          <table:table-cell table:style-name="Table1.D1" office:value-type="string">
            <text:p text:style-name="P12">Plan de contingencia</text:p>
          </table:table-cell>
        </table:table-row>
        <table:table-row>
          <table:table-cell table:style-name="Table1.A2" office:value-type="string">
            <text:p text:style-name="P11">Tipo de radicado</text:p>
          </table:table-cell>
          <table:table-cell table:style-name="Table1.A2" office:value-type="string">
            <text:p text:style-name="P11">Select</text:p>
            <text:p text:style-name="P11">Se carga de fuente externo ….</text:p>
          </table:table-cell>
          <table:table-cell table:style-name="Table1.A2" office:value-type="string">
            <text:p text:style-name="P11">Datos no cargados</text:p>
          </table:table-cell>
          <table:table-cell table:style-name="Table1.D2" office:value-type="string">
            <text:p text:style-name="P11">Estable opción por defecto “Trámite por defecto)</text:p>
          </table:table-cell>
        </table:table-row>
      </table:table>
      <text:p text:style-name="P10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5T18:00:02.085078452</meta:creation-date>
    <dc:date>2020-10-15T18:24:09.937718471</dc:date>
    <meta:editing-duration>PT2M47S</meta:editing-duration>
    <meta:editing-cycles>1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26" meta:word-count="214" meta:character-count="1311" meta:non-whitespace-character-count="1122"/>
  </office:meta>
</office:document-meta>
</file>